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1000000D913226CE4F5751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ConsolasRegular, 'Courier New', monospace"/>
    <style:font-face style:name="Fira Code" svg:font-family="'Fira Code'"/>
    <style:font-face style:name="3ds" svg:font-family="3ds" style:font-pitch="variable"/>
    <style:font-face style:name="Banksia" svg:font-family="Banksia" style:font-pitch="variable"/>
    <style:font-face style:name="Esphimere" svg:font-family="Esphimere" style:font-pitch="variable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Inconsolata" svg:font-family="Inconsolata" style:font-family-generic="system" style:font-pitch="variable"/>
  </office:font-face-decls>
  <office:automatic-styles>
    <style:style style:name="Table1" style:family="table" style:master-page-name="Standard">
      <style:table-properties style:width="15.926cm" fo:margin-top="0cm" fo:margin-bottom="0cm" style:page-number="1" table:align="center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c78d8" fo:padding="0.176cm" fo:border="none">
        <style:background-image/>
      </style:table-cell-properties>
    </style:style>
    <style:style style:name="Tabla6" style:family="table">
      <style:table-properties style:width="15.711cm" fo:margin-left="0.009cm" fo:margin-top="0cm" fo:margin-bottom="0cm" table:align="left"/>
    </style:style>
    <style:style style:name="Tabla6.A" style:family="table-column">
      <style:table-column-properties style:column-width="15.711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a3" style:family="table">
      <style:table-properties style:width="15.711cm" fo:margin-left="0.009cm" fo:margin-top="0cm" fo:margin-bottom="0cm" table:align="left"/>
    </style:style>
    <style:style style:name="Tabla3.A" style:family="table-column">
      <style:table-column-properties style:column-width="15.711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a7" style:family="table">
      <style:table-properties style:width="15.711cm" fo:margin-left="0.009cm" fo:margin-top="0cm" fo:margin-bottom="0cm" table:align="left"/>
    </style:style>
    <style:style style:name="Tabla7.A" style:family="table-column">
      <style:table-column-properties style:column-width="15.711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a1" style:family="table">
      <style:table-properties style:width="15.711cm" fo:margin-left="0.009cm" fo:margin-top="0cm" fo:margin-bottom="0cm" table:align="left"/>
    </style:style>
    <style:style style:name="Tabla1.A" style:family="table-column">
      <style:table-column-properties style:column-width="15.71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a4" style:family="table">
      <style:table-properties style:width="15.711cm" fo:margin-left="0.009cm" fo:margin-top="0cm" fo:margin-bottom="0cm" table:align="left"/>
    </style:style>
    <style:style style:name="Tabla4.A" style:family="table-column">
      <style:table-column-properties style:column-width="15.71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a8" style:family="table">
      <style:table-properties style:width="15.711cm" fo:margin-left="0.009cm" fo:margin-top="0cm" fo:margin-bottom="0cm" table:align="left"/>
    </style:style>
    <style:style style:name="Tabla8.A" style:family="table-column">
      <style:table-column-properties style:column-width="15.711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a10" style:family="table">
      <style:table-properties style:width="15.711cm" fo:margin-left="0.009cm" fo:margin-top="0cm" fo:margin-bottom="0cm" table:align="left"/>
    </style:style>
    <style:style style:name="Tabla10.A" style:family="table-column">
      <style:table-column-properties style:column-width="15.711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a11" style:family="table">
      <style:table-properties style:width="15.711cm" fo:margin-left="0.009cm" fo:margin-top="0cm" fo:margin-bottom="0cm" table:align="left"/>
    </style:style>
    <style:style style:name="Tabla11.A" style:family="table-column">
      <style:table-column-properties style:column-width="15.711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a2" style:family="table">
      <style:table-properties style:width="15.711cm" fo:margin-left="0.009cm" fo:margin-top="0cm" fo:margin-bottom="0cm" table:align="left"/>
    </style:style>
    <style:style style:name="Tabla2.A" style:family="table-column">
      <style:table-column-properties style:column-width="15.71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a12" style:family="table">
      <style:table-properties style:width="15.711cm" fo:margin-left="0.009cm" fo:margin-top="0cm" fo:margin-bottom="0cm" table:align="left"/>
    </style:style>
    <style:style style:name="Tabla12.A" style:family="table-column">
      <style:table-column-properties style:column-width="15.711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a5" style:family="table">
      <style:table-properties style:width="15.711cm" fo:margin-left="0.009cm" fo:margin-top="0cm" fo:margin-bottom="0cm" table:align="left"/>
    </style:style>
    <style:style style:name="Tabla5.A" style:family="table-column">
      <style:table-column-properties style:column-width="15.71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background-color="#27343a" fo:padding="0.176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a4c2f4" style:text-position="super 58%" style:font-name="3ds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line-height="157%"/>
      <style:text-properties fo:color="#333333" style:font-name="Banksia" fo:font-size="10.5pt" officeooo:rsid="00485250" officeooo:paragraph-rsid="0054f132" style:font-size-asian="10.5pt" style:font-size-complex="10.5pt"/>
    </style:style>
    <style:style style:name="P5" style:family="paragraph" style:parent-style-name="Standard">
      <style:paragraph-properties fo:margin-top="0cm" fo:margin-bottom="0cm" loext:contextual-spacing="false" fo:line-height="157%"/>
      <style:text-properties fo:color="#333333" style:font-name="Banksia" fo:font-size="10.5pt" officeooo:rsid="00485250" officeooo:paragraph-rsid="00591337" style:font-size-asian="10.5pt" style:font-size-complex="10.5pt"/>
    </style:style>
    <style:style style:name="P6" style:family="paragraph" style:parent-style-name="Standard">
      <style:paragraph-properties fo:margin-top="0cm" fo:margin-bottom="0cm" loext:contextual-spacing="false" fo:line-height="157%"/>
      <style:text-properties fo:color="#333333" style:font-name="Banksia" fo:font-size="10.5pt" officeooo:rsid="00485250" officeooo:paragraph-rsid="005aa412" style:font-size-asian="10.5pt" style:font-size-complex="10.5pt"/>
    </style:style>
    <style:style style:name="P7" style:family="paragraph" style:parent-style-name="Standard">
      <style:paragraph-properties fo:margin-top="0cm" fo:margin-bottom="0cm" loext:contextual-spacing="false" fo:line-height="157%"/>
      <style:text-properties fo:color="#333333" style:font-name="Banksia" fo:font-size="10.5pt" officeooo:rsid="00485250" officeooo:paragraph-rsid="005cf546" style:font-size-asian="10.5pt" style:font-size-complex="10.5pt"/>
    </style:style>
    <style:style style:name="P8" style:family="paragraph" style:parent-style-name="Standard">
      <style:paragraph-properties fo:margin-top="0cm" fo:margin-bottom="0cm" loext:contextual-spacing="false" fo:line-height="157%"/>
      <style:text-properties fo:color="#333333" style:font-name="Banksia" fo:font-size="10.5pt" officeooo:rsid="0052ba4e" officeooo:paragraph-rsid="0052ba4e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57%"/>
      <style:text-properties fo:color="#333333" style:font-name="Banksia" fo:font-size="10.5pt" officeooo:rsid="00562297" officeooo:paragraph-rsid="00562297" style:font-size-asian="10.5pt" style:font-size-complex="10.5pt"/>
    </style:style>
    <style:style style:name="P10" style:family="paragraph" style:parent-style-name="Standard">
      <style:paragraph-properties fo:margin-top="0cm" fo:margin-bottom="0cm" loext:contextual-spacing="false" fo:line-height="157%"/>
      <style:text-properties fo:color="#333333" style:font-name="Banksia" fo:font-size="10.5pt" officeooo:rsid="005f1b65" officeooo:paragraph-rsid="005f1b65" style:font-size-asian="10.5pt" style:font-size-complex="10.5pt"/>
    </style:style>
    <style:style style:name="P11" style:family="paragraph" style:parent-style-name="Standard">
      <style:paragraph-properties fo:margin-top="0cm" fo:margin-bottom="0cm" loext:contextual-spacing="false" fo:line-height="157%" fo:text-align="justify" style:justify-single-word="false"/>
      <style:text-properties fo:color="#333333" style:font-name="Banksia" fo:font-size="10.5pt" fo:font-weight="normal" officeooo:rsid="0049fd00" officeooo:paragraph-rsid="0049fd00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57%" fo:text-align="justify" style:justify-single-word="false"/>
      <style:text-properties fo:color="#333333" style:font-name="Banksia" fo:font-size="10.5pt" fo:font-weight="normal" officeooo:rsid="0058302f" officeooo:paragraph-rsid="0058302f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57%" fo:text-align="justify" style:justify-single-word="false"/>
      <style:text-properties fo:color="#333333" style:font-name="Banksia" fo:font-size="10.5pt" fo:font-weight="normal" officeooo:rsid="0066515d" officeooo:paragraph-rsid="0066515d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57%" fo:text-align="justify" style:justify-single-word="false"/>
      <style:text-properties fo:color="#333333" style:font-name="Banksia" fo:font-size="10.5pt" style:text-underline-style="solid" style:text-underline-width="auto" style:text-underline-color="font-color" fo:font-weight="normal" officeooo:rsid="0049fd00" officeooo:paragraph-rsid="0049fd00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3ds" fo:font-size="18pt" fo:font-weight="bold" officeooo:rsid="00457b05" officeooo:paragraph-rsid="003729a2" style:font-size-asian="18pt" style:font-weight-asian="bold" style:font-size-complex="18pt"/>
    </style:style>
    <style:style style:name="P16" style:family="paragraph" style:parent-style-name="Standard">
      <style:paragraph-properties fo:margin-top="0cm" fo:margin-bottom="0cm" loext:contextual-spacing="false"/>
      <style:text-properties style:font-name="Banksia" officeooo:rsid="006a2ac8" officeooo:paragraph-rsid="006a2ac8"/>
    </style:style>
    <style:style style:name="P17" style:family="paragraph" style:parent-style-name="Heading_20_1">
      <style:paragraph-properties fo:margin-top="0cm" fo:margin-bottom="0cm" loext:contextual-spacing="false"/>
      <style:text-properties officeooo:rsid="0016380c" officeooo:paragraph-rsid="0016380c" fo:background-color="transparent"/>
    </style:style>
    <style:style style:name="P18" style:family="paragraph" style:parent-style-name="Heading_20_1">
      <style:paragraph-properties fo:margin-top="0cm" fo:margin-bottom="0cm" loext:contextual-spacing="false"/>
      <style:text-properties officeooo:rsid="00215aa7" officeooo:paragraph-rsid="00424d41"/>
    </style:style>
    <style:style style:name="P19" style:family="paragraph" style:parent-style-name="Heading_20_1">
      <style:paragraph-properties fo:margin-top="0cm" fo:margin-bottom="0cm" loext:contextual-spacing="false" fo:line-height="157%"/>
      <style:text-properties fo:color="#333333" style:font-name="Banksia" fo:font-size="10.5pt" style:text-underline-style="solid" style:text-underline-width="auto" style:text-underline-color="font-color" officeooo:rsid="00263476" officeooo:paragraph-rsid="0049fd00" style:font-size-asian="10.5pt" style:font-size-complex="10.5pt"/>
    </style:style>
    <style:style style:name="P20" style:family="paragraph" style:parent-style-name="Heading_20_1">
      <style:paragraph-properties fo:margin-top="0cm" fo:margin-bottom="0cm" loext:contextual-spacing="false" fo:line-height="157%"/>
      <style:text-properties fo:color="#333333" style:font-name="Banksia" fo:font-size="10.5pt" officeooo:paragraph-rsid="00485250" style:font-size-asian="10.5pt" style:font-size-complex="10.5pt"/>
    </style:style>
    <style:style style:name="P21" style:family="paragraph" style:parent-style-name="Heading_20_1">
      <style:paragraph-properties fo:margin-top="0cm" fo:margin-bottom="0cm" loext:contextual-spacing="false" fo:line-height="157%"/>
      <style:text-properties fo:color="#333333" style:font-name="Banksia" fo:font-size="10.5pt" officeooo:paragraph-rsid="0054f132" style:font-size-asian="10.5pt" style:font-size-complex="10.5pt"/>
    </style:style>
    <style:style style:name="P22" style:family="paragraph" style:parent-style-name="Heading_20_1">
      <style:paragraph-properties fo:margin-top="0cm" fo:margin-bottom="0cm" loext:contextual-spacing="false" fo:line-height="157%"/>
      <style:text-properties fo:color="#008000" fo:font-size="7.5pt" officeooo:paragraph-rsid="002f3e55" style:font-size-asian="7.5pt" style:font-size-complex="7.5pt"/>
    </style:style>
    <style:style style:name="P23" style:family="paragraph" style:parent-style-name="Heading_20_1">
      <style:paragraph-properties fo:margin-top="0cm" fo:margin-bottom="0cm" loext:contextual-spacing="false"/>
      <style:text-properties officeooo:rsid="0049fd00" officeooo:paragraph-rsid="0049fd00"/>
    </style:style>
    <style:style style:name="P24" style:family="paragraph" style:parent-style-name="Heading_20_1">
      <style:paragraph-properties fo:margin-top="0cm" fo:margin-bottom="0cm" loext:contextual-spacing="false"/>
      <style:text-properties officeooo:rsid="006a2ac8" officeooo:paragraph-rsid="006a2ac8"/>
    </style:style>
    <style:style style:name="P25" style:family="paragraph" style:parent-style-name="Preformatted_20_Text">
      <style:paragraph-properties fo:margin-top="0cm" fo:margin-bottom="0cm" loext:contextual-spacing="false" fo:line-height="100%"/>
      <style:text-properties fo:color="#ffffff" style:font-name="Esphimere" fo:font-size="8pt" officeooo:paragraph-rsid="0054f132" style:font-size-asian="8pt" style:font-size-complex="8pt"/>
    </style:style>
    <style:style style:name="P26" style:family="paragraph" style:parent-style-name="Preformatted_20_Text">
      <style:paragraph-properties fo:margin-top="0cm" fo:margin-bottom="0cm" loext:contextual-spacing="false" fo:line-height="100%"/>
      <style:text-properties fo:color="#ffffff" style:font-name="Esphimere" fo:font-size="8pt" officeooo:paragraph-rsid="0049fd00" style:font-size-asian="8pt" style:font-size-complex="8pt"/>
    </style:style>
    <style:style style:name="P27" style:family="paragraph" style:parent-style-name="Preformatted_20_Text">
      <style:paragraph-properties fo:margin-top="0cm" fo:margin-bottom="0cm" loext:contextual-spacing="false" fo:line-height="100%"/>
      <style:text-properties fo:color="#e6e6e6" style:font-name="Esphimere" fo:font-size="10pt" officeooo:paragraph-rsid="0050dd36" style:font-size-asian="10pt" style:font-size-complex="10pt"/>
    </style:style>
    <style:style style:name="P28" style:family="paragraph" style:parent-style-name="Preformatted_20_Text">
      <style:paragraph-properties fo:margin-top="0cm" fo:margin-bottom="0cm" loext:contextual-spacing="false" fo:line-height="100%"/>
      <style:text-properties fo:color="#e6e6e6" style:font-name="Esphimere" fo:font-size="8pt" officeooo:paragraph-rsid="00466128" style:font-size-asian="8pt" style:font-size-complex="8pt"/>
    </style:style>
    <style:style style:name="P29" style:family="paragraph" style:parent-style-name="Preformatted_20_Text">
      <style:paragraph-properties fo:margin-top="0cm" fo:margin-bottom="0cm" loext:contextual-spacing="false" fo:line-height="100%"/>
      <style:text-properties fo:color="#e6e6e6" style:font-name="Esphimere" fo:font-size="8pt" fo:font-style="italic" officeooo:paragraph-rsid="00466128" style:font-size-asian="8pt" style:font-size-complex="8pt"/>
    </style:style>
    <style:style style:name="P30" style:family="paragraph" style:parent-style-name="Preformatted_20_Text">
      <style:paragraph-properties fo:margin-top="0cm" fo:margin-bottom="0cm" loext:contextual-spacing="false" fo:line-height="100%"/>
      <style:text-properties fo:color="#e6e6e6" style:font-name="Esphimere" fo:font-size="8pt" fo:font-style="italic" officeooo:paragraph-rsid="0054f132" style:font-size-asian="8pt" style:font-size-complex="8pt"/>
    </style:style>
    <style:style style:name="P31" style:family="paragraph" style:parent-style-name="Preformatted_20_Text">
      <style:paragraph-properties fo:margin-top="0cm" fo:margin-bottom="0cm" loext:contextual-spacing="false" fo:line-height="100%"/>
      <style:text-properties fo:color="#017c9d" style:font-name="Esphimere" fo:font-size="8pt" fo:font-style="italic" officeooo:paragraph-rsid="002f3e55" style:font-size-asian="8pt" style:font-size-complex="8pt"/>
    </style:style>
    <style:style style:name="P32" style:family="paragraph" style:parent-style-name="Preformatted_20_Text">
      <style:paragraph-properties fo:margin-top="0cm" fo:margin-bottom="0cm" loext:contextual-spacing="false" fo:line-height="100%"/>
      <style:text-properties fo:color="#017c9d" style:font-name="Esphimere" fo:font-size="8pt" fo:font-style="italic" officeooo:paragraph-rsid="00630864" style:font-size-asian="8pt" style:font-size-complex="8pt"/>
    </style:style>
    <style:style style:name="P33" style:family="paragraph" style:parent-style-name="Standard">
      <style:text-properties style:font-name="Banksia" style:text-underline-style="solid" style:text-underline-width="auto" style:text-underline-color="font-color" fo:background-color="transparent"/>
    </style:style>
    <style:style style:name="P34" style:family="paragraph" style:parent-style-name="Standard">
      <style:text-properties officeooo:rsid="00466128" officeooo:paragraph-rsid="00466128"/>
    </style:style>
    <style:style style:name="P35" style:family="paragraph" style:parent-style-name="Standard">
      <style:text-properties fo:font-variant="normal" fo:text-transform="none" fo:color="#292b2c" style:font-name="Banksia" fo:font-size="12pt" fo:letter-spacing="normal" fo:font-style="normal" fo:font-weight="normal" officeooo:rsid="00466128" officeooo:paragraph-rsid="00466128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Banksia" fo:font-style="normal" style:font-style-asian="normal" style:font-style-complex="normal"/>
    </style:style>
    <style:style style:name="P37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indent="0cm" style:auto-text-indent="false" style:page-number="auto" fo:background-color="transparent"/>
      <style:text-properties style:font-name="Banksia" fo:font-style="normal" style:font-style-asian="normal" style:font-style-complex="normal"/>
    </style:style>
    <style:style style:name="P38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Banksia" fo:font-style="normal" officeooo:paragraph-rsid="006129f8" style:font-style-asian="normal" style:font-style-complex="normal"/>
    </style:style>
    <style:style style:name="P39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Banksia" fo:font-style="normal" officeooo:paragraph-rsid="004d4173" style:font-style-asian="normal" style:font-style-complex="normal"/>
    </style:style>
    <style:style style:name="P40" style:family="paragraph" style:parent-style-name="Preformatted_20_Text">
      <style:text-properties fo:color="#ffffff" style:font-name="Esphimere" fo:font-size="8pt" style:font-size-asian="8pt" style:font-size-complex="8pt"/>
    </style:style>
    <style:style style:name="P41" style:family="paragraph" style:parent-style-name="Preformatted_20_Text">
      <style:text-properties fo:color="#7b98b2" style:font-name="Esphimere" fo:font-size="8pt" fo:font-style="italic" style:font-size-asian="8pt" style:font-size-complex="8pt"/>
    </style:style>
    <style:style style:name="P42" style:family="paragraph" style:parent-style-name="Preformatted_20_Text">
      <style:text-properties fo:color="#7b98b2" style:font-name="Esphimere" fo:font-size="8pt" style:font-size-asian="8pt" style:font-size-complex="8pt"/>
    </style:style>
    <style:style style:name="P43" style:family="paragraph" style:parent-style-name="Preformatted_20_Text">
      <style:text-properties fo:color="#e6e6e6" style:font-name="Esphimere" fo:font-size="8pt" style:font-size-asian="8pt" style:font-size-complex="8pt"/>
    </style:style>
    <style:style style:name="P44" style:family="paragraph" style:parent-style-name="Preformatted_20_Text">
      <style:paragraph-properties fo:margin-top="0cm" fo:margin-bottom="0.499cm" loext:contextual-spacing="false"/>
      <style:text-properties fo:color="#e6e6e6" style:font-name="Esphimere" fo:font-size="8pt" style:font-size-asian="8pt" style:font-size-complex="8pt"/>
    </style:style>
    <style:style style:name="P45" style:family="paragraph" style:parent-style-name="Preformatted_20_Text">
      <style:paragraph-properties fo:margin-top="0cm" fo:margin-bottom="0.499cm" loext:contextual-spacing="false"/>
      <style:text-properties fo:color="#e6e6e6" style:font-name="Esphimere" fo:font-size="8pt" fo:font-style="italic" officeooo:paragraph-rsid="005aa412" style:font-size-asian="8pt" style:font-size-complex="8pt"/>
    </style:style>
    <style:style style:name="P46" style:family="paragraph" style:parent-style-name="Preformatted_20_Text">
      <style:paragraph-properties fo:margin-top="0cm" fo:margin-bottom="0.499cm" loext:contextual-spacing="false"/>
      <style:text-properties fo:color="#ffffff" style:font-name="Esphimere" fo:font-size="8pt" style:font-size-asian="8pt" style:font-size-complex="8pt"/>
    </style:style>
    <style:style style:name="P47" style:family="paragraph" style:parent-style-name="Preformatted_20_Text">
      <style:paragraph-properties fo:margin-top="0cm" fo:margin-bottom="0.499cm" loext:contextual-spacing="false"/>
      <style:text-properties fo:color="#ffffff" style:font-name="Esphimere" fo:font-size="8pt" officeooo:paragraph-rsid="005cf546" style:font-size-asian="8pt" style:font-size-complex="8pt"/>
    </style:style>
    <style:style style:name="P48" style:family="paragraph" style:parent-style-name="Preformatted_20_Text">
      <style:paragraph-properties fo:margin-top="0cm" fo:margin-bottom="0.499cm" loext:contextual-spacing="false" fo:line-height="100%"/>
      <style:text-properties fo:color="#ffffff" style:font-name="Esphimere" fo:font-size="8pt" officeooo:paragraph-rsid="005e5fe5" style:font-size-asian="8pt" style:font-size-complex="8pt"/>
    </style:style>
    <style:style style:name="P49" style:family="paragraph" style:parent-style-name="Preformatted_20_Text">
      <style:paragraph-properties fo:margin-top="0cm" fo:margin-bottom="0.499cm" loext:contextual-spacing="false"/>
      <style:text-properties fo:color="#7b98b2" style:font-name="Fira Code" fo:font-size="8pt" fo:font-style="italic" officeooo:paragraph-rsid="00591337" style:font-size-asian="8pt" style:font-size-complex="8pt"/>
    </style:style>
    <style:style style:name="P50" style:family="paragraph" style:parent-style-name="Heading_20_5">
      <style:paragraph-properties fo:break-before="page"/>
      <style:text-properties fo:font-variant="normal" fo:text-transform="none" fo:color="#383838" style:font-name="3ds" fo:font-size="18pt" fo:letter-spacing="normal" fo:font-style="normal" fo:font-weight="bold" officeooo:rsid="00466128" officeooo:paragraph-rsid="0050dd36" style:font-size-asian="18pt" style:font-weight-asian="bold" style:font-size-complex="18pt"/>
    </style:style>
    <style:style style:name="P51" style:family="paragraph" style:parent-style-name="Heading_20_1">
      <style:text-properties officeooo:rsid="0053ef38" officeooo:paragraph-rsid="0053ef38"/>
    </style:style>
    <style:style style:name="P52" style:family="paragraph" style:parent-style-name="Heading_20_1">
      <style:text-properties officeooo:rsid="0057de1e" officeooo:paragraph-rsid="0057de1e"/>
    </style:style>
    <style:style style:name="P53" style:family="paragraph" style:parent-style-name="Heading_20_1">
      <style:text-properties officeooo:rsid="0058302f" officeooo:paragraph-rsid="0058302f"/>
    </style:style>
    <style:style style:name="P54" style:family="paragraph" style:parent-style-name="Heading_20_1">
      <style:text-properties officeooo:rsid="00591337" officeooo:paragraph-rsid="00591337"/>
    </style:style>
    <style:style style:name="P55" style:family="paragraph" style:parent-style-name="Heading_20_1">
      <style:text-properties officeooo:rsid="005aa412" officeooo:paragraph-rsid="005aa412"/>
    </style:style>
    <style:style style:name="P56" style:family="paragraph" style:parent-style-name="Heading_20_1">
      <style:text-properties officeooo:rsid="005aa412" officeooo:paragraph-rsid="005cf546"/>
    </style:style>
    <style:style style:name="P57" style:family="paragraph" style:parent-style-name="Heading_20_1">
      <style:text-properties style:text-underline-style="solid" style:text-underline-width="auto" style:text-underline-color="font-color" officeooo:rsid="00591337" officeooo:paragraph-rsid="005aa412"/>
    </style:style>
    <style:style style:name="P58" style:family="paragraph" style:parent-style-name="Heading_20_1">
      <style:text-properties officeooo:rsid="005e5fe5" officeooo:paragraph-rsid="005e5fe5"/>
    </style:style>
    <style:style style:name="P59" style:family="paragraph" style:parent-style-name="Heading_20_1">
      <style:text-properties officeooo:paragraph-rsid="00630864"/>
    </style:style>
    <style:style style:name="P60" style:family="paragraph" style:parent-style-name="Heading_20_1">
      <style:text-properties officeooo:rsid="00645e1e" officeooo:paragraph-rsid="00645e1e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  <style:text-properties fo:color="#000099" style:font-name="Banksia" fo:font-size="10.5pt" fo:font-style="normal" officeooo:rsid="006c0d36" officeooo:paragraph-rsid="006c0d36" style:font-size-asian="10.5pt" style:font-style-asian="normal" style:font-size-complex="10.5pt" style:font-style-complex="normal"/>
    </style:style>
    <style:style style:name="P62" style:family="paragraph" style:parent-style-name="User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63" style:family="paragraph">
      <loext:graphic-properties draw:fill="solid" draw:fill-color="#a0a0a0"/>
      <style:paragraph-properties fo:text-align="center"/>
    </style:style>
    <style:style style:name="P64" style:family="paragraph"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00ff" fo:font-size="6pt" style:font-size-asian="6pt" style:font-size-complex="6pt"/>
    </style:style>
    <style:style style:name="T3" style:family="text">
      <style:text-properties fo:color="#0000ff" fo:font-size="6pt" fo:font-weight="bold" officeooo:rsid="004a3030" style:font-size-asian="6pt" style:font-weight-asian="bold" style:font-size-complex="6pt"/>
    </style:style>
    <style:style style:name="T4" style:family="text">
      <style:text-properties fo:color="#0000ff" fo:font-size="6pt" fo:font-weight="bold" officeooo:rsid="006129f8" style:font-size-asian="6pt" style:font-weight-asian="bold" style:font-size-complex="6pt"/>
    </style:style>
    <style:style style:name="T5" style:family="text">
      <style:text-properties fo:color="#0000ff" fo:font-size="6pt" fo:font-weight="normal" officeooo:rsid="004a3030" style:font-size-asian="6pt" style:font-weight-asian="normal" style:font-size-complex="6pt" style:font-weight-complex="normal"/>
    </style:style>
    <style:style style:name="T6" style:family="text">
      <style:text-properties fo:color="#0000ff" fo:font-size="6pt" fo:font-weight="normal" officeooo:rsid="006129f8" style:font-size-asian="6pt" style:font-weight-asian="normal" style:font-size-complex="6pt" style:font-weight-complex="normal"/>
    </style:style>
    <style:style style:name="T7" style:family="text">
      <style:text-properties fo:color="#0000ff" fo:font-size="6pt" fo:font-weight="normal" officeooo:rsid="004d4173" style:font-size-asian="6pt" style:font-weight-asian="normal" style:font-size-complex="6pt" style:font-weight-complex="normal"/>
    </style:style>
    <style:style style:name="T8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1155cc" officeooo:rsid="002f3e55" style:font-name-asian="Inconsolata" style:font-name-complex="Inconsolata"/>
    </style:style>
    <style:style style:name="T10" style:family="text">
      <style:text-properties fo:color="#15b8ae"/>
    </style:style>
    <style:style style:name="T11" style:family="text">
      <style:text-properties fo:color="#15b8ae" fo:font-style="italic"/>
    </style:style>
    <style:style style:name="T12" style:family="text">
      <style:text-properties fo:color="#e6e6e6"/>
    </style:style>
    <style:style style:name="T13" style:family="text">
      <style:text-properties fo:color="#e6e6e6" style:font-name="Esphimere"/>
    </style:style>
    <style:style style:name="T14" style:family="text">
      <style:text-properties fo:color="#019d76"/>
    </style:style>
    <style:style style:name="T15" style:family="text">
      <style:text-properties fo:color="#017c9d" fo:font-style="italic"/>
    </style:style>
    <style:style style:name="T16" style:family="text">
      <style:text-properties fo:color="#7b98b2"/>
    </style:style>
    <style:style style:name="T17" style:family="text">
      <style:text-properties fo:color="#7b98b2" fo:font-style="italic"/>
    </style:style>
    <style:style style:name="T18" style:family="text">
      <style:text-properties officeooo:rsid="0050dd36"/>
    </style:style>
    <style:style style:name="T19" style:family="text">
      <style:text-properties fo:font-variant="normal" fo:text-transform="none" fo:color="#292b2c" style:font-name="Banksia" fo:font-size="12pt" fo:letter-spacing="normal" fo:font-style="normal" fo:font-weight="normal"/>
    </style:style>
    <style:style style:name="T20" style:family="text">
      <style:text-properties fo:font-variant="normal" fo:text-transform="none" fo:color="#292b2c" style:font-name="Banksia" fo:font-size="12pt" fo:letter-spacing="normal" fo:font-style="normal" fo:font-weight="bold"/>
    </style:style>
    <style:style style:name="T21" style:family="text">
      <style:text-properties fo:font-variant="normal" fo:text-transform="none" fo:color="#95e100" style:font-name="Consolas" fo:font-size="10.5pt" fo:letter-spacing="normal" fo:font-style="normal" fo:font-weight="normal"/>
    </style:style>
    <style:style style:name="T22" style:family="text">
      <style:text-properties fo:font-variant="normal" fo:text-transform="none" fo:color="#ffffff" fo:letter-spacing="normal"/>
    </style:style>
    <style:style style:name="T23" style:family="text">
      <style:text-properties fo:font-variant="normal" fo:text-transform="none" fo:color="#ffffff" style:font-name="Consolas" fo:font-size="10.5pt" fo:letter-spacing="normal" fo:font-style="normal" fo:font-weight="normal"/>
    </style:style>
    <style:style style:name="T24" style:family="text">
      <style:text-properties fo:font-variant="normal" fo:text-transform="none" fo:color="#c9c9c9" style:font-name="Consolas" fo:font-size="10.5pt" fo:letter-spacing="normal" fo:font-style="normal" fo:font-weight="normal"/>
    </style:style>
    <style:style style:name="T25" style:family="text">
      <style:text-properties fo:color="#292b2c" style:font-name="Banksia" fo:font-size="12pt" fo:letter-spacing="normal" fo:font-weight="bold"/>
    </style:style>
    <style:style style:name="T26" style:family="text">
      <style:text-properties fo:font-style="italic"/>
    </style:style>
    <style:style style:name="T27" style:family="text">
      <style:text-properties fo:font-style="italic" officeooo:rsid="00562297"/>
    </style:style>
    <style:style style:name="T28" style:family="text">
      <style:text-properties officeooo:rsid="0057de1e"/>
    </style:style>
    <style:style style:name="T29" style:family="text">
      <style:text-properties fo:color="#abbece" fo:font-style="italic"/>
    </style:style>
    <style:style style:name="T30" style:family="text">
      <style:text-properties officeooo:rsid="005aa412"/>
    </style:style>
    <style:style style:name="T31" style:family="text">
      <style:text-properties officeooo:rsid="005b069b"/>
    </style:style>
    <style:style style:name="T32" style:family="text">
      <style:text-properties officeooo:rsid="005cf546"/>
    </style:style>
    <style:style style:name="T33" style:family="text">
      <style:text-properties officeooo:rsid="005f3f89"/>
    </style:style>
    <style:style style:name="T34" style:family="text">
      <style:text-properties officeooo:rsid="00627a2b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OBJETIVO:</text:p>
            <text:p text:style-name="P15">Autenticar la API RESTful con un <text:span text:style-name="T18">sistema de login con JWT</text:span></text:p>
          </table:table-cell>
        </table:table-row>
      </table:table>
      <text:p text:style-name="P17"/>
      <text:user-index text:style-name="Sect1" text:name="Definido por el usuario1">
        <text:user-index-source text:use-index-source-styles="true" text:index-name="User-Defined">
          <text:index-title-template text:style-name="User_20_Index_20_Heading">Contenido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Heading_20_4"/>
            <text:index-source-style text:style-name="Heading_20_5"/>
            <text:index-source-style text:style-name="Heading_20_6"/>
          </text:index-source-styles>
        </text:user-index-source>
        <text:index-body>
          <text:index-title text:style-name="Sect1" text:name="Definido por el usuario1_Head">
            <text:p text:style-name="User_20_Index_20_Heading">Contenido</text:p>
          </text:index-title>
          <text:p text:style-name="P62">Instalación de Tymeon/JWT-AUTH<text:tab/>2</text:p>
          <text:p text:style-name="P62">Crear el directorio config y el archivo auth.php<text:tab/>2</text:p>
          <text:p text:style-name="P62">Habilitar routeMiddleware, registrar AuthServiceProvider, AppServiceProvider y LumenServiceProvider<text:tab/>4</text:p>
          <text:p text:style-name="P62">Crear Middleware para CORS domain<text:tab/>4</text:p>
          <text:p text:style-name="P62">Agregar en el archivo de rutas las reglas para manejar las peticiones de tipo OPTIONS<text:tab/>5</text:p>
          <text:p text:style-name="P62">Registrar el CORS middleware<text:tab/>6</text:p>
          <text:p text:style-name="P62">Revisar que las fachadas y eloquent estén habilitados<text:tab/>6</text:p>
          <text:p text:style-name="P62">Agregar contrato y métodos de JWT en el modelo de usuario<text:tab/>6</text:p>
          <text:p text:style-name="P62">Adaptar método boot para validar que un email pertenece a un usuario<text:tab/>7</text:p>
          <text:p text:style-name="P62">Crear el controlador de autenticación<text:tab/>7</text:p>
          <text:p text:style-name="P62">Crear la ruta de autenticación<text:tab/>8</text:p>
          <text:p text:style-name="P62">Referencias web adicionales<text:tab/>8</text:p>
        </text:index-body>
      </text:user-index>
      <text:p text:style-name="P33"/>
      <text:p text:style-name="P50">Instalación de Tymeon/JWT-AUTH</text:p>
      <text:p text:style-name="P8">Instalaremos “tymon/jwt-auth” en su ultima versión desarrollo, esta versión no es la release, pero esta preparada con distintas clases para funcionar en Lumen.</text:p>
      <text:p text:style-name="P8">En nuestra terminal ingresaremos el siguiente comando, siempre en el directorio raíz de nuestro proyecto.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7"><text:span text:style-name="T21">composer</text:span><text:span text:style-name="T22"> </text:span><text:span text:style-name="T23">require</text:span><text:span text:style-name="T22"> </text:span><text:span text:style-name="T23">tymon</text:span><text:span text:style-name="T21">/</text:span><text:span text:style-name="T23">jwt</text:span><text:span text:style-name="T21">-</text:span><text:span text:style-name="T23">auth</text:span><text:span text:style-name="T21">:</text:span><text:span text:style-name="T23">1</text:span><text:span text:style-name="T24">.</text:span><text:span text:style-name="T23">0</text:span><text:span text:style-name="T24">.</text:span><text:span text:style-name="T23">0</text:span><text:span text:style-name="T21">-</text:span><text:span text:style-name="T23">rc</text:span><text:span text:style-name="T24">.</text:span><text:span text:style-name="T23">2</text:span></text:p>
          </table:table-cell>
        </table:table-row>
      </table:table>
      <text:p text:style-name="P34"><text:span text:style-name="T19">Dicho comando instalará el </text:span><text:span text:style-name="Strong_20_Emphasis"><text:span text:style-name="T20">vendor </text:span></text:span><text:span text:style-name="T19">y se encargará de guardarlo en nuestro archivo </text:span><text:span text:style-name="Emphasis"><text:span text:style-name="Strong_20_Emphasis"><text:span text:style-name="T25">composer.json</text:span></text:span></text:span><text:span text:style-name="T19">.</text:span></text:p>
      <text:p text:style-name="P35"/>
      <text:p text:style-name="P51">Crear el directorio config y el archivo auth.php </text:p>
      <text:p text:style-name="P9">Si nuestro Lumen es virgen, deberemos crear el directorio config, luego en él crearemos un archivo llamado auth.php y lo rellenamos con el siguiente código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9">&lt;?php</text:p>
            <text:p text:style-name="P41">/**</text:p>
            <text:p text:style-name="P42"><text:s/><text:span text:style-name="T26">* User: </text:span><text:span text:style-name="T27">riv4wi</text:span></text:p>
            <text:p text:style-name="P42"><text:s/><text:span text:style-name="T26">* Date: 29/04/18</text:span></text:p>
            <text:p text:style-name="P42"><text:s/><text:span text:style-name="T26">* Time: 17:07</text:span></text:p>
            <text:p text:style-name="P42"><text:s/><text:span text:style-name="T26">*/</text:span></text:p>
            <text:p text:style-name="P40"><text:span text:style-name="T15">return </text:span><text:span text:style-name="T12">[</text:span></text:p>
            <text:p text:style-name="P40"><text:span text:style-name="T12"><text:s text:c="4"/></text:span><text:span text:style-name="T17">/*</text:span></text:p>
            <text:p text:style-name="P42"><text:s text:c="4"/><text:span text:style-name="T26">|--------------------------------------------------------------------------</text:span></text:p>
            <text:p text:style-name="P42"><text:s text:c="4"/><text:span text:style-name="T26">| Authentication Defaults</text:span></text:p>
            <text:p text:style-name="P42"><text:s text:c="4"/><text:span text:style-name="T26">|--------------------------------------------------------------------------</text:span></text:p>
            <text:p text:style-name="P42"><text:s text:c="4"/><text:span text:style-name="T26">|</text:span></text:p>
            <text:p text:style-name="P42"><text:s text:c="4"/><text:span text:style-name="T26">| This option controls the default authentication "guard" and password</text:span></text:p>
            <text:p text:style-name="P42"><text:s text:c="4"/><text:span text:style-name="T26">| reset options for your application. You may change these defaults</text:span></text:p>
            <text:p text:style-name="P42"><text:s text:c="4"/><text:span text:style-name="T26">| as required, but they're a perfect start for most applications.</text:span></text:p>
            <text:p text:style-name="P42"><text:s text:c="4"/><text:span text:style-name="T26">|</text:span></text:p>
            <text:p text:style-name="P42"><text:s text:c="4"/><text:span text:style-name="T26">*/</text:span></text:p>
            <text:p text:style-name="P40"><text:span text:style-name="T16"><text:s text:c="4"/></text:span><text:span text:style-name="T10">'defaults' </text:span><text:span text:style-name="T12">=&gt; [</text:span></text:p>
            <text:p text:style-name="P40"><text:span text:style-name="T12"><text:s text:c="8"/></text:span><text:span text:style-name="T10">'guard' </text:span><text:span text:style-name="T12">=&gt; </text:span><text:span text:style-name="T14">env</text:span><text:span text:style-name="T12">(</text:span><text:span text:style-name="T10">'AUTH_GUARD'</text:span><text:span text:style-name="T12">, </text:span><text:span text:style-name="T10">'api'</text:span><text:span text:style-name="T12">),</text:span></text:p>
            <text:p text:style-name="P43"><text:s text:c="4"/>],</text:p>
            <text:p text:style-name="P40"><text:span text:style-name="T12"><text:s text:c="4"/></text:span><text:span text:style-name="T17">/*</text:span></text:p>
            <text:p text:style-name="P42"><text:s text:c="4"/><text:span text:style-name="T26">|--------------------------------------------------------------------------</text:span></text:p>
            <text:p text:style-name="P42"><text:s text:c="4"/><text:span text:style-name="T26">| Authentication Guards</text:span></text:p>
            <text:p text:style-name="P42"><text:s text:c="4"/><text:span text:style-name="T26">|--------------------------------------------------------------------------</text:span></text:p>
            <text:p text:style-name="P42"><text:s text:c="4"/><text:span text:style-name="T26">|</text:span></text:p>
            <text:p text:style-name="P42"><text:s text:c="4"/><text:span text:style-name="T26">| Next, you may define every authentication guard for your application.</text:span></text:p>
            <text:p text:style-name="P42"><text:soft-page-break/><text:s text:c="4"/><text:span text:style-name="T26">| Of course, a great default configuration has been defined for you</text:span></text:p>
            <text:p text:style-name="P42"><text:s text:c="4"/><text:span text:style-name="T26">| here which uses session storage and the Eloquent user provider.</text:span></text:p>
            <text:p text:style-name="P42"><text:s text:c="4"/><text:span text:style-name="T26">|</text:span></text:p>
            <text:p text:style-name="P42"><text:s text:c="4"/><text:span text:style-name="T26">| All authentication drivers have a user provider. This defines how the</text:span></text:p>
            <text:p text:style-name="P42"><text:s text:c="4"/><text:span text:style-name="T26">| users are actually retrieved out of your database or other storage</text:span></text:p>
            <text:p text:style-name="P42"><text:s text:c="4"/><text:span text:style-name="T26">| mechanisms used by this application to persist your user's data.</text:span></text:p>
            <text:p text:style-name="P42"><text:s text:c="4"/><text:span text:style-name="T26">|</text:span></text:p>
            <text:p text:style-name="P42"><text:s text:c="4"/><text:span text:style-name="T26">| Supported: "session", "token"</text:span></text:p>
            <text:p text:style-name="P42"><text:s text:c="4"/><text:span text:style-name="T26">|</text:span></text:p>
            <text:p text:style-name="P42"><text:s text:c="4"/><text:span text:style-name="T26">*/</text:span></text:p>
            <text:p text:style-name="P40"><text:span text:style-name="T16"><text:s text:c="4"/></text:span><text:span text:style-name="T10">'guards' </text:span><text:span text:style-name="T12">=&gt; [</text:span></text:p>
            <text:p text:style-name="P40"><text:span text:style-name="T12"><text:s text:c="8"/></text:span><text:span text:style-name="T10">'api' </text:span><text:span text:style-name="T12">=&gt; [</text:span></text:p>
            <text:p text:style-name="P40"><text:span text:style-name="T12"><text:s text:c="12"/></text:span><text:span text:style-name="T10">'driver' </text:span><text:span text:style-name="T12">=&gt; </text:span><text:span text:style-name="T10">'jwt'</text:span><text:span text:style-name="T12">,</text:span></text:p>
            <text:p text:style-name="P40"><text:span text:style-name="T12"><text:s text:c="12"/></text:span><text:span text:style-name="T10">'provider' </text:span><text:span text:style-name="T12">=&gt; </text:span><text:span text:style-name="T10">'users'</text:span></text:p>
            <text:p text:style-name="P40"><text:span text:style-name="T10"><text:s text:c="8"/></text:span><text:span text:style-name="T12">],</text:span></text:p>
            <text:p text:style-name="P43"><text:s text:c="4"/>],</text:p>
            <text:p text:style-name="P40"><text:span text:style-name="T12"><text:s text:c="4"/></text:span><text:span text:style-name="T17">/*</text:span></text:p>
            <text:p text:style-name="P42"><text:s text:c="4"/><text:span text:style-name="T26">|--------------------------------------------------------------------------</text:span></text:p>
            <text:p text:style-name="P42"><text:s text:c="4"/><text:span text:style-name="T26">| User Providers</text:span></text:p>
            <text:p text:style-name="P42"><text:s text:c="4"/><text:span text:style-name="T26">|--------------------------------------------------------------------------</text:span></text:p>
            <text:p text:style-name="P42"><text:s text:c="4"/><text:span text:style-name="T26">|</text:span></text:p>
            <text:p text:style-name="P42"><text:s text:c="4"/><text:span text:style-name="T26">| All authentication drivers have a user provider. This defines how the</text:span></text:p>
            <text:p text:style-name="P42"><text:s text:c="4"/><text:span text:style-name="T26">| users are actually retrieved out of your database or other storage</text:span></text:p>
            <text:p text:style-name="P42"><text:s text:c="4"/><text:span text:style-name="T26">| mechanisms used by this application to persist your user's data.</text:span></text:p>
            <text:p text:style-name="P42"><text:s text:c="4"/><text:span text:style-name="T26">|</text:span></text:p>
            <text:p text:style-name="P42"><text:s text:c="4"/><text:span text:style-name="T26">| If you have multiple user tables or models you may configure multiple</text:span></text:p>
            <text:p text:style-name="P42"><text:s text:c="4"/><text:span text:style-name="T26">| sources which represent each model / table. These sources may then</text:span></text:p>
            <text:p text:style-name="P42"><text:s text:c="4"/><text:span text:style-name="T26">| be assigned to any extra authentication guards you have defined.</text:span></text:p>
            <text:p text:style-name="P42"><text:s text:c="4"/><text:span text:style-name="T26">|</text:span></text:p>
            <text:p text:style-name="P42"><text:s text:c="4"/><text:span text:style-name="T26">| Supported: "database", "eloquent"</text:span></text:p>
            <text:p text:style-name="P42"><text:s text:c="4"/><text:span text:style-name="T26">|</text:span></text:p>
            <text:p text:style-name="P42"><text:s text:c="4"/><text:span text:style-name="T26">*/</text:span></text:p>
            <text:p text:style-name="P40"><text:span text:style-name="T16"><text:s text:c="4"/></text:span><text:span text:style-name="T10">'providers' </text:span><text:span text:style-name="T12">=&gt; [</text:span></text:p>
            <text:p text:style-name="P40"><text:span text:style-name="T12"><text:s text:c="8"/></text:span><text:span text:style-name="T10">'users' </text:span><text:span text:style-name="T12">=&gt; [</text:span></text:p>
            <text:p text:style-name="P40"><text:span text:style-name="T12"><text:s text:c="12"/></text:span><text:span text:style-name="T10">'driver' </text:span><text:span text:style-name="T12">=&gt; </text:span><text:span text:style-name="T10">'eloquent'</text:span><text:span text:style-name="T12">,</text:span></text:p>
            <text:p text:style-name="P40"><text:span text:style-name="T12"><text:s text:c="12"/></text:span><text:span text:style-name="T10">'model' <text:s/></text:span><text:span text:style-name="T12">=&gt; </text:span>\App\<text:span text:style-name="T14">User</text:span><text:span text:style-name="T12">::</text:span><text:span text:style-name="T11">class</text:span><text:span text:style-name="T12">,</text:span></text:p>
            <text:p text:style-name="P43"><text:s text:c="8"/>],</text:p>
            <text:p text:style-name="P43"><text:s text:c="4"/>],</text:p>
            <text:p text:style-name="P40"><text:span text:style-name="T12"><text:s text:c="4"/></text:span><text:span text:style-name="T17">/*</text:span></text:p>
            <text:p text:style-name="P42"><text:s text:c="4"/><text:span text:style-name="T26">|--------------------------------------------------------------------------</text:span></text:p>
            <text:p text:style-name="P42"><text:s text:c="4"/><text:span text:style-name="T26">| Resetting Passwords</text:span></text:p>
            <text:p text:style-name="P42"><text:s text:c="4"/><text:span text:style-name="T26">|--------------------------------------------------------------------------</text:span></text:p>
            <text:p text:style-name="P42"><text:s text:c="4"/><text:span text:style-name="T26">|</text:span></text:p>
            <text:p text:style-name="P42"><text:s text:c="4"/><text:span text:style-name="T26">| Here you may set the options for resetting passwords including the view</text:span></text:p>
            <text:p text:style-name="P42"><text:s text:c="4"/><text:span text:style-name="T26">| that is your password reset e-mail. You may also set the name of the</text:span></text:p>
            <text:p text:style-name="P42"><text:soft-page-break/><text:s text:c="4"/><text:span text:style-name="T26">| table that maintains all of the reset tokens for your application.</text:span></text:p>
            <text:p text:style-name="P42"><text:s text:c="4"/><text:span text:style-name="T26">|</text:span></text:p>
            <text:p text:style-name="P42"><text:s text:c="4"/><text:span text:style-name="T26">| You may specify multiple password reset configurations if you have more</text:span></text:p>
            <text:p text:style-name="P42"><text:s text:c="4"/><text:span text:style-name="T26">| than one user table or model in the application and you want to have</text:span></text:p>
            <text:p text:style-name="P42"><text:s text:c="4"/><text:span text:style-name="T26">| separate password reset settings based on the specific user types.</text:span></text:p>
            <text:p text:style-name="P42"><text:s text:c="4"/><text:span text:style-name="T26">|</text:span></text:p>
            <text:p text:style-name="P42"><text:s text:c="4"/><text:span text:style-name="T26">| The expire time is the number of minutes that the reset token should be</text:span></text:p>
            <text:p text:style-name="P42"><text:s text:c="4"/><text:span text:style-name="T26">| considered valid. This security feature keeps tokens short-lived so</text:span></text:p>
            <text:p text:style-name="P42"><text:s text:c="4"/><text:span text:style-name="T26">| they have less time to be guessed. You may change this as needed.</text:span></text:p>
            <text:p text:style-name="P42"><text:s text:c="4"/><text:span text:style-name="T26">|</text:span></text:p>
            <text:p text:style-name="P42"><text:s text:c="4"/><text:span text:style-name="T26">*/</text:span></text:p>
            <text:p text:style-name="P40"><text:span text:style-name="T16"><text:s text:c="4"/></text:span><text:span text:style-name="T10">'passwords' </text:span><text:span text:style-name="T12">=&gt; [</text:span></text:p>
            <text:p text:style-name="P40"><text:span text:style-name="T12"><text:s text:c="8"/></text:span><text:span text:style-name="T17">//</text:span></text:p>
            <text:p text:style-name="P40"><text:span text:style-name="T16"><text:s text:c="4"/></text:span><text:span text:style-name="T12">],</text:span></text:p>
            <text:p text:style-name="P44">];</text:p>
            <text:p text:style-name="P28"/>
          </table:table-cell>
        </table:table-row>
      </table:table>
      <text:p text:style-name="P20"/>
      <text:p text:style-name="P52">Habilitar routeMiddleware, registrar AuthServiceProvider, AppServiceProvider y LumenServiceProvider</text:p>
      <text:p text:style-name="P4">Habilitar el middleware de autenticación, registrar el proveedor de autenticación <text:span text:style-name="T28">y el de JWT </text:span>en el archivo bootstrap/app.php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5"><text:span text:style-name="T12">$app-&gt;</text:span><text:span text:style-name="T14">routeMiddleware</text:span><text:span text:style-name="T12">([</text:span></text:p>
            <text:p text:style-name="P40"><text:span text:style-name="T12"><text:s text:c="4"/></text:span><text:span text:style-name="T10">'auth' </text:span><text:span text:style-name="T12">=&gt; </text:span>App\Http\Middleware\<text:span text:style-name="T14">Authenticate</text:span><text:span text:style-name="T12">::</text:span><text:span text:style-name="T11">class</text:span><text:span text:style-name="T12">,</text:span></text:p>
            <text:p text:style-name="P44">]);</text:p>
            <text:p text:style-name="P30">// Register AuthServiceProvider</text:p>
            <text:p text:style-name="P40">$app<text:span text:style-name="T12">-&gt;</text:span><text:span text:style-name="T14">register</text:span><text:span text:style-name="T12">(</text:span>App\Providers\<text:span text:style-name="T14">AuthServiceProvider</text:span><text:span text:style-name="T12">::</text:span><text:span text:style-name="T11">class</text:span><text:span text:style-name="T12">);</text:span></text:p>
            <text:p text:style-name="P41">// Register LumenServiceProvider</text:p>
            <text:p text:style-name="P46">$app<text:span text:style-name="T12">-&gt;</text:span><text:span text:style-name="T14">register</text:span><text:span text:style-name="T12">(</text:span>Tymon\JWTAuth\Providers\<text:span text:style-name="T14">LumenServiceProvider</text:span><text:span text:style-name="T12">::</text:span><text:span text:style-name="T11">class</text:span><text:span text:style-name="T12">);</text:span></text:p>
          </table:table-cell>
        </table:table-row>
      </table:table>
      <text:p text:style-name="P21"/>
      <text:p text:style-name="P53">Crear Middleware para CORS domain</text:p>
      <text:p text:style-name="P12">Ahora daremos un paso más en lineas de la comunicación bidireccional y montaremos un Middleware para el CORS, de este modo evitaremos tener problemas de cabeceras en caso <text:soft-page-break/>de usar dominios distintos (por ejemplo si quiero consultar desde http://manu.cloud a http://api.otrodominio.com.ar, con este Middleware no nos daría error de Cabeceras).</text:p>
      <text:p text:style-name="P12"/>
      <text:p text:style-name="P12">Crearemos un archivo php en el directorio /app/Http/Middleware llamado CorsMiddleware.php ( /app/Http/Middleware/CorsMiddleware.php).</text:p>
      <text:p text:style-name="P12"/>
      <text:p text:style-name="P12">En su interior deben colocar el siguiente código: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1">&lt;?php</text:p>
            <text:p text:style-name="P41">/**</text:p>
            <text:p text:style-name="P42"><text:s/><text:span text:style-name="T26">* User: riv4wi</text:span></text:p>
            <text:p text:style-name="P42"><text:s/><text:span text:style-name="T26">* Date: 29/04/18</text:span></text:p>
            <text:p text:style-name="P42"><text:s/><text:span text:style-name="T26">* Time: 22:22</text:span></text:p>
            <text:p text:style-name="P42"><text:s/><text:span text:style-name="T26">*/</text:span></text:p>
            <text:p text:style-name="P40"><text:span text:style-name="T15">namespace </text:span>App\Http\Middleware<text:span text:style-name="T12">;</text:span></text:p>
            <text:p text:style-name="P40"><text:span text:style-name="T15">use </text:span>Closure<text:span text:style-name="T12">;</text:span></text:p>
            <text:p text:style-name="P40"><text:span text:style-name="T15">class </text:span><text:span text:style-name="T14">CorsMiddleware</text:span></text:p>
            <text:p text:style-name="P43">{</text:p>
            <text:p text:style-name="P40"><text:span text:style-name="T12"><text:s text:c="4"/></text:span><text:span text:style-name="T17">/**</text:span></text:p>
            <text:p text:style-name="P42"><text:s text:c="5"/><text:span text:style-name="T26">* Handle an incoming request.</text:span></text:p>
            <text:p text:style-name="P42"><text:s text:c="5"/><text:span text:style-name="T26">*</text:span></text:p>
            <text:p text:style-name="P40"><text:span text:style-name="T16"><text:s text:c="5"/></text:span><text:span text:style-name="T17">* </text:span><text:span text:style-name="T29">@param <text:s/></text:span><text:span text:style-name="T17">\Illuminate\Http\Request <text:s/>$request</text:span></text:p>
            <text:p text:style-name="P40"><text:span text:style-name="T16"><text:s text:c="5"/></text:span><text:span text:style-name="T17">* </text:span><text:span text:style-name="T29">@param <text:s/></text:span><text:span text:style-name="T17">\Closure <text:s/>$next</text:span></text:p>
            <text:p text:style-name="P40"><text:span text:style-name="T16"><text:s text:c="5"/></text:span><text:span text:style-name="T17">* </text:span><text:span text:style-name="T29">@return </text:span><text:span text:style-name="T17">mixed</text:span></text:p>
            <text:p text:style-name="P42"><text:s text:c="5"/><text:span text:style-name="T26">*/</text:span></text:p>
            <text:p text:style-name="P40"><text:span text:style-name="T16"><text:s text:c="4"/></text:span><text:span text:style-name="T15">public function </text:span><text:span text:style-name="T14">handle</text:span><text:span text:style-name="T12">(</text:span><text:span text:style-name="T10">$request</text:span><text:span text:style-name="T12">, </text:span>Closure <text:span text:style-name="T10">$next</text:span><text:span text:style-name="T12">)</text:span></text:p>
            <text:p text:style-name="P43"><text:s text:c="4"/>{</text:p>
            <text:p text:style-name="P40"><text:span text:style-name="T12"><text:s text:c="8"/></text:span>$response <text:span text:style-name="T12">= </text:span><text:span text:style-name="T10">$next</text:span><text:span text:style-name="T12">(</text:span><text:span text:style-name="T10">$request</text:span><text:span text:style-name="T12">);</text:span></text:p>
            <text:p text:style-name="P40"><text:span text:style-name="T12"><text:s text:c="8"/></text:span>$response<text:span text:style-name="T12">-&gt;</text:span><text:span text:style-name="T14">header</text:span><text:span text:style-name="T12">(</text:span><text:span text:style-name="T10">'Access-Control-Allow-Origin'</text:span><text:span text:style-name="T12">,</text:span><text:span text:style-name="T10">'*'</text:span><text:span text:style-name="T12">);</text:span></text:p>
            <text:p text:style-name="P40"><text:span text:style-name="T12"><text:s text:c="8"/></text:span><text:span text:style-name="T15">return </text:span>$response<text:span text:style-name="T12">;</text:span></text:p>
            <text:p text:style-name="P43"><text:s text:c="4"/>}</text:p>
            <text:p text:style-name="P44">}</text:p>
          </table:table-cell>
        </table:table-row>
      </table:table>
      <text:p text:style-name="P22"/>
      <text:p text:style-name="P54">Agregar en el archivo de rutas las reglas para manejar las peticiones de tipo OPTIONS</text:p>
      <text:p text:style-name="P5">Habilitar el middleware de autenticación, registrar el proveedor de autenticación <text:span text:style-name="T28">y el de JWT </text:span>en el archivo bootstrap/app.php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9"><text:span text:style-name="T12">/</text:span><text:span text:style-name="T13">/ Rules to fix messages of type OPTIONS, that usually emit in systems like Angular or others.</text:span></text:p>
            <text:p text:style-name="P40"><text:soft-page-break/>$router<text:span text:style-name="T12">-&gt;</text:span><text:span text:style-name="T14">options</text:span><text:span text:style-name="T12">(</text:span><text:span text:style-name="T10">'/{any:.*}'</text:span><text:span text:style-name="T12">, </text:span><text:span text:style-name="T15">function </text:span><text:span text:style-name="T12">() {</text:span></text:p>
            <text:p text:style-name="P40"><text:span text:style-name="T12"><text:s text:c="4"/></text:span><text:span text:style-name="T15">return </text:span><text:span text:style-name="T14">response</text:span><text:span text:style-name="T12">([</text:span><text:span text:style-name="T10">'status' </text:span><text:span text:style-name="T12">=&gt; </text:span><text:span text:style-name="T10">'success'</text:span><text:span text:style-name="T12">])</text:span></text:p>
            <text:p text:style-name="P40"><text:span text:style-name="T12"><text:s text:c="8"/>-&gt;</text:span><text:span text:style-name="T14">header</text:span><text:span text:style-name="T12">(</text:span><text:span text:style-name="T10">'Access-Control-Allow-Methods'</text:span><text:span text:style-name="T12">,</text:span><text:span text:style-name="T10">'OPTIONS, GET, POST, PUT, DELETE'</text:span><text:span text:style-name="T12">)</text:span></text:p>
            <text:p text:style-name="P40"><text:span text:style-name="T12"><text:s text:c="8"/>-&gt;</text:span><text:span text:style-name="T14">header</text:span><text:span text:style-name="T12">(</text:span><text:span text:style-name="T10">'Access-Control-Allow-Headers'</text:span><text:span text:style-name="T12">, </text:span><text:span text:style-name="T10">'Authorization, Content-Type, Origin'</text:span><text:span text:style-name="T12">);</text:span></text:p>
            <text:p text:style-name="P44">});</text:p>
          </table:table-cell>
        </table:table-row>
      </table:table>
      <text:p text:style-name="P57"/>
      <text:p text:style-name="P55">R<text:span text:style-name="T31">e</text:span>gistrar el CORS middleware</text:p>
      <text:p text:style-name="P6">Habilitar el <text:span text:style-name="T30">CORS </text:span>middleware en el archivo bootstrap/app.php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5">// Middleware for apply rules to fix messages of type OPTIONS,</text:p>
            <text:p text:style-name="P41">// that usually emit in systems like Angular or others.</text:p>
            <text:p text:style-name="P40">$app<text:span text:style-name="T12">-&gt;</text:span><text:span text:style-name="T14">middleware</text:span><text:span text:style-name="T12">([</text:span></text:p>
            <text:p text:style-name="P40"><text:span text:style-name="T12"><text:s text:c="4"/></text:span><text:span text:style-name="T10">'CorsMiddleware' </text:span><text:span text:style-name="T12">=&gt; </text:span>App\Http\Middleware\<text:span text:style-name="T14">CorsMiddleware</text:span><text:span text:style-name="T12">::</text:span><text:span text:style-name="T11">class</text:span></text:p>
            <text:p text:style-name="P44">]);</text:p>
          </table:table-cell>
        </table:table-row>
      </table:table>
      <text:p text:style-name="P55"/>
      <text:p text:style-name="P56">R<text:span text:style-name="T32">evisar que las fachadas y eloquent estén habilitados</text:span></text:p>
      <text:p text:style-name="P7"><text:span text:style-name="T32">Verificar</text:span> en el archivo bootstrap/app.php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47">$app<text:span text:style-name="T12">-&gt;</text:span><text:span text:style-name="T14">withFacades</text:span><text:span text:style-name="T12">();</text:span></text:p>
            <text:p text:style-name="P46">$app<text:span text:style-name="T12">-&gt;</text:span><text:span text:style-name="T14">withEloquent</text:span><text:span text:style-name="T12">();</text:span></text:p>
          </table:table-cell>
        </table:table-row>
      </table:table>
      <text:p text:style-name="P58"/>
      <text:p text:style-name="P58">Agregar contrato <text:span text:style-name="T33">y métodos</text:span> de JWT en el modelo de usuario</text:p>
      <text:p text:style-name="P10">Ahora debemos declarar las funciones que JWT necesita en el modelo de usuario para poder generar el token y el login, por eso editaremos al archivo User.php que se encuentra en la carpeta App (app/User.php).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48"><text:span text:style-name="T15">class </text:span><text:span text:style-name="T14">User </text:span><text:span text:style-name="T15">extends </text:span><text:span text:style-name="T12">Model </text:span><text:span text:style-name="T15">implements </text:span><text:span text:style-name="T12">JWTSubject, AuthenticatableContract, AuthorizableContract</text:span></text:p>
            <text:p text:style-name="P48"><text:span text:style-name="T15">public function </text:span><text:span text:style-name="T14">getJWTIdentifier</text:span><text:span text:style-name="T12">()</text:span></text:p>
            <text:p text:style-name="P43"><text:soft-page-break/>{</text:p>
            <text:p text:style-name="P40"><text:span text:style-name="T12"><text:s text:c="4"/></text:span><text:span text:style-name="T15">return </text:span>$this<text:span text:style-name="T12">-&gt;</text:span><text:span text:style-name="T14">getKey</text:span><text:span text:style-name="T12">();</text:span></text:p>
            <text:p text:style-name="P43">}</text:p>
            <text:p text:style-name="P40"><text:span text:style-name="T15">public function </text:span><text:span text:style-name="T14">getJWTCustomClaims</text:span><text:span text:style-name="T12">()</text:span></text:p>
            <text:p text:style-name="P43">{</text:p>
            <text:p text:style-name="P40"><text:span text:style-name="T12"><text:s text:c="4"/></text:span><text:span text:style-name="T15">return </text:span><text:span text:style-name="T12">[];</text:span></text:p>
            <text:p text:style-name="P44">}</text:p>
          </table:table-cell>
        </table:table-row>
      </table:table>
      <text:p text:style-name="Heading_20_1"/>
      <text:p text:style-name="Heading_20_1">Adaptar método boot <text:span text:style-name="T34">para validar que un email pertenece a un usuario</text:span></text:p>
      <text:p text:style-name="P11">Revisar el archivo <text:span text:style-name="T9">/var/www/laravel/apirf.lumen/app/Providers/AuthServiceProvider.php</text:span> el método boot, <text:s/>este es el método que es responsable de autenticar al usuario.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6"><text:span text:style-name="T12">$this-&gt;app[</text:span><text:span text:style-name="T10">'auth'</text:span><text:span text:style-name="T12">]-&gt;</text:span><text:span text:style-name="T14">viaRequest</text:span><text:span text:style-name="T12">(</text:span><text:span text:style-name="T10">'api'</text:span><text:span text:style-name="T12">, </text:span><text:span text:style-name="T15">function </text:span><text:span text:style-name="T12">(</text:span><text:span text:style-name="T10">$request</text:span><text:span text:style-name="T12">) {</text:span></text:p>
            <text:p text:style-name="P40"><text:span text:style-name="T12"><text:s text:c="4"/></text:span>$api_token <text:span text:style-name="T12">= </text:span><text:span text:style-name="T10">$request</text:span><text:span text:style-name="T12">-&gt;</text:span><text:span text:style-name="T14">header</text:span><text:span text:style-name="T12">(</text:span><text:span text:style-name="T10">'api-token'</text:span><text:span text:style-name="T12">); </text:span><text:span text:style-name="T17">// IMPORTANT: Name to header must be spinal-case</text:span></text:p>
            <text:p text:style-name="P40"><text:span text:style-name="T16"><text:s text:c="4"/></text:span><text:span text:style-name="T15">if </text:span><text:span text:style-name="T12">(</text:span>$api_token <text:span text:style-name="T12">&amp;&amp; </text:span>$api_token<text:span text:style-name="T12">==</text:span><text:span text:style-name="T10">'freedom'</text:span><text:span text:style-name="T12">){</text:span></text:p>
            <text:p text:style-name="P40"><text:span text:style-name="T12"><text:s text:c="8"/></text:span><text:span text:style-name="T15">return new </text:span>User<text:span text:style-name="T12">(); </text:span><text:span text:style-name="T17">// This is didactic</text:span></text:p>
            <text:p text:style-name="P40"><text:span text:style-name="T16"><text:s text:c="4"/></text:span><text:span text:style-name="T12">}</text:span></text:p>
            <text:p text:style-name="P40"><text:span text:style-name="T12"><text:s text:c="4"/></text:span><text:span text:style-name="T15">return null</text:span><text:span text:style-name="T12">;</text:span></text:p>
            <text:p text:style-name="P44">});</text:p>
          </table:table-cell>
        </table:table-row>
      </table:table>
      <text:p text:style-name="P59"/>
      <text:p text:style-name="P60">Crear el controlador de autenticación</text:p>
      <text:p text:style-name="P13">Ahora crearemos el archivo AuthController.php en el directorio app/Http/Controllers (app/Http/Controllers/AuthController.php) con el siguiente codigo: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2">&lt;?php</text:p>
            <text:p text:style-name="P40"><text:span text:style-name="T15">namespace </text:span>App\Http\Controllers<text:span text:style-name="T12">;</text:span></text:p>
            <text:p text:style-name="P41">/**</text:p>
            <text:p text:style-name="P42"><text:s/><text:span text:style-name="T26">* User: riv4wi</text:span></text:p>
            <text:p text:style-name="P42"><text:s/><text:span text:style-name="T26">* Date: 29/04/18</text:span></text:p>
            <text:p text:style-name="P42"><text:s/><text:span text:style-name="T26">* Time: 23:22</text:span></text:p>
            <text:p text:style-name="P42"><text:s/><text:span text:style-name="T26">*/</text:span></text:p>
            <text:p text:style-name="P40"><text:span text:style-name="T15">use </text:span>Illuminate\Http\Request<text:span text:style-name="T12">;</text:span></text:p>
            <text:p text:style-name="P40"><text:span text:style-name="T15">use </text:span>Tymon\JWTAuth\JWTAuth<text:span text:style-name="T12">;</text:span></text:p>
            <text:p text:style-name="P40"><text:span text:style-name="T15">class </text:span><text:span text:style-name="T14">AuthController </text:span><text:span text:style-name="T15">extends </text:span>Controller</text:p>
            <text:p text:style-name="P43">{</text:p>
            <text:p text:style-name="P40"><text:soft-page-break/><text:span text:style-name="T12"><text:s text:c="4"/></text:span><text:span text:style-name="T17">/**</text:span></text:p>
            <text:p text:style-name="P40"><text:span text:style-name="T16"><text:s text:c="5"/></text:span><text:span text:style-name="T17">* </text:span><text:span text:style-name="T29">@var </text:span><text:span text:style-name="T17">\Tymon\JWTAuth\JWTAuth</text:span></text:p>
            <text:p text:style-name="P42"><text:s text:c="5"/><text:span text:style-name="T26">*/</text:span></text:p>
            <text:p text:style-name="P40"><text:span text:style-name="T16"><text:s text:c="4"/></text:span><text:span text:style-name="T15">protected </text:span>$jwt<text:span text:style-name="T12">;</text:span></text:p>
            <text:p text:style-name="P40"><text:span text:style-name="T12"><text:s text:c="4"/></text:span><text:span text:style-name="T15">public function </text:span><text:span text:style-name="T14">__construct</text:span><text:span text:style-name="T12">(</text:span>JWTAuth <text:span text:style-name="T10">$jwt</text:span><text:span text:style-name="T12">)</text:span></text:p>
            <text:p text:style-name="P43"><text:s text:c="4"/>{</text:p>
            <text:p text:style-name="P40"><text:span text:style-name="T12"><text:s text:c="8"/></text:span>$this<text:span text:style-name="T12">-&gt;</text:span>jwt <text:span text:style-name="T12">= </text:span><text:span text:style-name="T10">$jwt</text:span><text:span text:style-name="T12">;</text:span></text:p>
            <text:p text:style-name="P43"><text:s text:c="4"/>}</text:p>
            <text:p text:style-name="P40"><text:span text:style-name="T12"><text:s text:c="4"/></text:span><text:span text:style-name="T15">public function </text:span><text:span text:style-name="T14">postLogin</text:span><text:span text:style-name="T12">(</text:span>Request <text:span text:style-name="T10">$request</text:span><text:span text:style-name="T12">)</text:span></text:p>
            <text:p text:style-name="P43"><text:s text:c="4"/>{</text:p>
            <text:p text:style-name="P40"><text:span text:style-name="T12"><text:s text:c="8"/></text:span>$this<text:span text:style-name="T12">-&gt;</text:span><text:span text:style-name="T14">validate</text:span><text:span text:style-name="T12">(</text:span><text:span text:style-name="T10">$request</text:span><text:span text:style-name="T12">, [</text:span></text:p>
            <text:p text:style-name="P40"><text:span text:style-name="T12"><text:s text:c="12"/></text:span><text:span text:style-name="T10">'email' <text:s text:c="3"/></text:span><text:span text:style-name="T12">=&gt; </text:span><text:span text:style-name="T10">'required|email|max:255'</text:span><text:span text:style-name="T12">,</text:span></text:p>
            <text:p text:style-name="P40"><text:span text:style-name="T12"><text:s text:c="12"/></text:span><text:span text:style-name="T10">'password' </text:span><text:span text:style-name="T12">=&gt; </text:span><text:span text:style-name="T10">'required'</text:span><text:span text:style-name="T12">,</text:span></text:p>
            <text:p text:style-name="P43"><text:s text:c="8"/>]);</text:p>
            <text:p text:style-name="P40"><text:span text:style-name="T12"><text:s text:c="8"/></text:span><text:span text:style-name="T15">try </text:span><text:span text:style-name="T12">{</text:span></text:p>
            <text:p text:style-name="P40"><text:span text:style-name="T12"><text:s text:c="12"/></text:span><text:span text:style-name="T15">if </text:span><text:span text:style-name="T12">(! </text:span>$token <text:span text:style-name="T12">= </text:span>$this<text:span text:style-name="T12">-&gt;</text:span>jwt<text:span text:style-name="T12">-&gt;</text:span><text:span text:style-name="T14">attempt</text:span><text:span text:style-name="T12">(</text:span><text:span text:style-name="T10">$request</text:span><text:span text:style-name="T12">-&gt;</text:span><text:span text:style-name="T14">only</text:span><text:span text:style-name="T12">(</text:span><text:span text:style-name="T10">'email'</text:span><text:span text:style-name="T12">, </text:span><text:span text:style-name="T10">'password'</text:span><text:span text:style-name="T12">))) {</text:span></text:p>
            <text:p text:style-name="P40"><text:span text:style-name="T12"><text:s text:c="16"/></text:span><text:span text:style-name="T15">return </text:span><text:span text:style-name="T14">response</text:span><text:span text:style-name="T12">()-&gt;</text:span><text:span text:style-name="T14">json</text:span><text:span text:style-name="T12">([</text:span><text:span text:style-name="T10">'invalid_credentials'</text:span><text:span text:style-name="T12">], </text:span><text:span text:style-name="T10">401</text:span><text:span text:style-name="T12">);</text:span></text:p>
            <text:p text:style-name="P43"><text:s text:c="12"/>}</text:p>
            <text:p text:style-name="P40"><text:span text:style-name="T12"><text:s text:c="8"/>} </text:span><text:span text:style-name="T15">catch </text:span><text:span text:style-name="T12">(</text:span>\Tymon\JWTAuth\Exceptions\TokenExpiredException $e<text:span text:style-name="T12">) {</text:span></text:p>
            <text:p text:style-name="P40"><text:span text:style-name="T12"><text:s text:c="12"/></text:span><text:span text:style-name="T15">return </text:span><text:span text:style-name="T14">response</text:span><text:span text:style-name="T12">()-&gt;</text:span><text:span text:style-name="T14">json</text:span><text:span text:style-name="T12">([</text:span><text:span text:style-name="T10">'token_expired'</text:span><text:span text:style-name="T12">], </text:span><text:span text:style-name="T10">500</text:span><text:span text:style-name="T12">);</text:span></text:p>
            <text:p text:style-name="P40"><text:span text:style-name="T12"><text:s text:c="8"/>} </text:span><text:span text:style-name="T15">catch </text:span><text:span text:style-name="T12">(</text:span>\Tymon\JWTAuth\Exceptions\TokenInvalidException $e<text:span text:style-name="T12">) {</text:span></text:p>
            <text:p text:style-name="P40"><text:span text:style-name="T12"><text:s text:c="12"/></text:span><text:span text:style-name="T15">return </text:span><text:span text:style-name="T14">response</text:span><text:span text:style-name="T12">()-&gt;</text:span><text:span text:style-name="T14">json</text:span><text:span text:style-name="T12">([</text:span><text:span text:style-name="T10">'token_invalid'</text:span><text:span text:style-name="T12">], </text:span><text:span text:style-name="T10">500</text:span><text:span text:style-name="T12">);</text:span></text:p>
            <text:p text:style-name="P40"><text:span text:style-name="T12"><text:s text:c="8"/>} </text:span><text:span text:style-name="T15">catch </text:span><text:span text:style-name="T12">(</text:span>\Tymon\JWTAuth\Exceptions\JWTException $e<text:span text:style-name="T12">) {</text:span></text:p>
            <text:p text:style-name="P40"><text:span text:style-name="T12"><text:s text:c="12"/></text:span><text:span text:style-name="T15">return </text:span><text:span text:style-name="T14">response</text:span><text:span text:style-name="T12">()-&gt;</text:span><text:span text:style-name="T14">json</text:span><text:span text:style-name="T12">([</text:span><text:span text:style-name="T10">'token_absent' </text:span><text:span text:style-name="T12">=&gt; </text:span>$e<text:span text:style-name="T12">-&gt;</text:span><text:span text:style-name="T14">getMessage</text:span><text:span text:style-name="T12">()], </text:span><text:span text:style-name="T10">500</text:span><text:span text:style-name="T12">);</text:span></text:p>
            <text:p text:style-name="P43"><text:s text:c="8"/>}</text:p>
            <text:p text:style-name="P40"><text:span text:style-name="T12"><text:s text:c="8"/></text:span><text:span text:style-name="T15">return </text:span><text:span text:style-name="T14">response</text:span><text:span text:style-name="T12">()-&gt;</text:span><text:span text:style-name="T14">json</text:span><text:span text:style-name="T12">(</text:span><text:span text:style-name="T14">compact</text:span><text:span text:style-name="T12">(</text:span><text:span text:style-name="T10">'token'</text:span><text:span text:style-name="T12">));</text:span></text:p>
            <text:p text:style-name="P43"><text:s text:c="4"/>}</text:p>
            <text:p text:style-name="P44">}</text:p>
          </table:table-cell>
        </table:table-row>
      </table:table>
      <text:p text:style-name="P23"/>
      <text:p text:style-name="P24">Crear la ruta de autenticación</text:p>
      <text:p text:style-name="P16">Ahora debemos agregar una nueva ruta para autenticar a nuestro usuario, esto lo haremos en el archivo web.php de routes (routes/web.php)</text:p>
      <text:p text:style-name="P1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6">$router<text:span text:style-name="T12">-&gt;</text:span><text:span text:style-name="T14">post</text:span><text:span text:style-name="T12">(</text:span><text:span text:style-name="T10">'/auth/login'</text:span><text:span text:style-name="T12">, </text:span><text:span text:style-name="T10">'AuthController@postLogin'</text:span><text:span text:style-name="T12">);</text:span></text:p>
            <text:p text:style-name="P26"/>
            <text:p text:style-name="P26">$router<text:span text:style-name="T12">-&gt;</text:span><text:span text:style-name="T14">group</text:span><text:span text:style-name="T12">([</text:span><text:span text:style-name="T10">'prefix' </text:span><text:span text:style-name="T12">=&gt; </text:span><text:span text:style-name="T10">'v1'</text:span><text:span text:style-name="T12">, </text:span><text:span text:style-name="T10">'middleware' </text:span><text:span text:style-name="T12">=&gt; </text:span><text:span text:style-name="T10">'auth:api'</text:span><text:span text:style-name="T12">], </text:span><text:span text:style-name="T15">function </text:span><text:span text:style-name="T12">() </text:span><text:span text:style-name="T15">use </text:span><text:span text:style-name="T12">(</text:span>$router<text:span text:style-name="T12">) </text:span></text:p>
          </table:table-cell>
        </table:table-row>
      </table:table>
      <text:p text:style-name="P19"/>
      <text:p text:style-name="P18">Referencias web adicionales</text:p>
      <text:p text:style-name="P61">http://manu.cloud/framework/lumen/inicio-de-sesion-con-jwt-1-0-0-rc2-en-lumen-5-6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ConsolasRegular, 'Courier New', monospace"/>
    <style:font-face style:name="Fira Code" svg:font-family="'Fira Code'"/>
    <style:font-face style:name="3ds" svg:font-family="3ds" style:font-pitch="variable"/>
    <style:font-face style:name="Banksia" svg:font-family="Banksia" style:font-pitch="variable"/>
    <style:font-face style:name="Esphimere" svg:font-family="Esphimere" style:font-pitch="variable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Inconsolata" svg:font-family="Inconsolat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333333" style:text-line-through-style="none" style:text-line-through-type="none" style:text-position="0% 100%" style:font-name="Arial" fo:font-size="10.5pt" fo:language="en" fo:country="US" fo:font-style="normal" style:text-underline-style="none" fo:font-weight="normal" style:letter-kerning="true" style:font-name-asian="Arial1" style:font-size-asian="10.5pt" style:language-asian="zh" style:country-asian="CN" style:font-style-asian="normal" style:font-weight-asian="normal" style:font-name-complex="Arial1" style:font-size-complex="10.5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333333" style:text-line-through-style="none" style:text-line-through-type="none" style:text-position="0% 100%" style:font-name="Arial" fo:font-size="10.5pt" fo:language="en" fo:country="US" fo:font-style="normal" style:text-underline-style="none" fo:font-weight="normal" style:letter-kerning="true" style:font-name-asian="Arial1" style:font-size-asian="10.5pt" style:language-asian="zh" style:country-asian="CN" style:font-style-asian="normal" style:font-weight-asian="normal" style:font-name-complex="Arial1" style:font-size-complex="10.5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loext:contextual-spacing="false" fo:keep-together="always" fo:keep-with-next="always"/>
      <style:text-properties fo:color="#383838" style:font-name="3ds" fo:font-family="3ds" style:font-pitch="variable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text-align="center" style:justify-single-word="false" fo:keep-together="always" fo:keep-with-next="always"/>
      <style:text-properties fo:color="#383838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57%" fo:keep-together="always" fo:keep-with-next="always"/>
      <style:text-properties fo:color="#383838" fo:font-size="18pt" fo:font-weight="bold" style:font-size-asian="18pt" style:font-weight-asian="bold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Banksia" fo:font-style="normal" style:font-style-asian="normal" style:font-style-complex="normal"/>
    </style:style>
    <style:style style:name="MP4" style:family="paragraph">
      <loext:graphic-properties draw:fill="solid" draw:fill-color="#a0a0a0"/>
      <style:paragraph-properties fo:text-align="center"/>
    </style:style>
    <style:style style:name="MP5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indent="0cm" style:auto-text-indent="false" style:page-number="auto" fo:background-color="transparent"/>
      <style:text-properties style:font-name="Banksia" fo:font-style="normal" style:font-style-asian="normal" style:font-style-complex="normal"/>
    </style:style>
    <style:style style:name="MP6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Banksia" fo:font-style="normal" officeooo:paragraph-rsid="006129f8" style:font-style-asian="normal" style:font-style-complex="normal"/>
    </style:style>
    <style:style style:name="MP7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Banksia" fo:font-style="normal" officeooo:paragraph-rsid="004d4173" style:font-style-asian="normal" style:font-style-complex="normal"/>
    </style:style>
    <style:style style:name="MP8" style:family="paragraph" style:parent-style-name="Standard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fo:color="#0000ff" fo:font-size="6pt" style:font-size-asian="6pt" style:font-size-complex="6pt"/>
    </style:style>
    <style:style style:name="MT3" style:family="text">
      <style:text-properties fo:color="#0000ff" fo:font-size="6pt" fo:font-weight="bold" officeooo:rsid="004a3030" style:font-size-asian="6pt" style:font-weight-asian="bold" style:font-size-complex="6pt"/>
    </style:style>
    <style:style style:name="MT4" style:family="text">
      <style:text-properties fo:color="#0000ff" fo:font-size="6pt" fo:font-weight="bold" officeooo:rsid="006129f8" style:font-size-asian="6pt" style:font-weight-asian="bold" style:font-size-complex="6pt"/>
    </style:style>
    <style:style style:name="MT5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MT6" style:family="text">
      <style:text-properties fo:color="#0000ff" fo:font-size="6pt" fo:font-weight="normal" officeooo:rsid="004a3030" style:font-size-asian="6pt" style:font-weight-asian="normal" style:font-size-complex="6pt" style:font-weight-complex="normal"/>
    </style:style>
    <style:style style:name="MT7" style:family="text">
      <style:text-properties fo:color="#0000ff" fo:font-size="6pt" fo:font-weight="normal" officeooo:rsid="006129f8" style:font-size-asian="6pt" style:font-weight-asian="normal" style:font-size-complex="6pt" style:font-weight-complex="normal"/>
    </style:style>
    <style:style style:name="MT8" style:family="text">
      <style:text-properties fo:color="#0000ff" fo:font-size="6pt" fo:font-weight="normal" officeooo:rsid="004d4173" style:font-size-asian="6pt" style:font-weight-asian="normal" style:font-size-complex="6pt" style:font-weight-complex="normal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23" draw:name="Forma1" draw:style-name="Mgr1" draw:text-style-name="MP2" svg:x1="0.002cm" svg:y1="26.155cm" svg:x2="15.725cm" svg:y2="26.155cm"><text:p/></draw:line></text:p>
      </style:header>
      <style:footer>
        <text:p text:style-name="MP3"><draw:rect text:anchor-type="as-char" svg:y="0cm" draw:z-index="15" draw:style-name="Mgr2" draw:text-style-name="MP4" svg:width="0.003cm" svg:height="0.054cm"><text:p/></draw:rect></text:p>
        <text:p text:style-name="MP5"><draw:frame draw:style-name="Mfr1" draw:name="image6.png" text:anchor-type="char" svg:x="0.259cm" svg:y="0.035cm" svg:width="0.753cm" svg:height="0.885cm" draw:z-index="7"><draw:image xlink:href="Pictures/10000201000000B1000000D913226CE4F575191C.png" xlink:type="simple" xlink:show="embed" xlink:actuate="onLoad"/></draw:frame><text:span text:style-name="MT1">Repositorio:</text:span><text:span text:style-name="MT2"> https://github.com/riv4wi/apirf-laravel</text:span></text:p>
        <text:p text:style-name="MP6"><text:span text:style-name="MT1">Rama:</text:span><text:span text:style-name="MT2"> </text:span><text:span text:style-name="MT3">f</text:span><text:span text:style-name="MT4">ft-authentication-with-JWT-tymon-jwt-auth</text:span></text:p>
        <text:p text:style-name="MP7"><text:span text:style-name="MT1">Nombre-documento</text:span><text:span text:style-name="MT5">: <text:s/></text:span><text:span text:style-name="MT6">ft-authentication-with-</text:span><text:span text:style-name="MT7">JWT-tymon-jwt-auth</text:span><text:span text:style-name="MT6">.</text:span><text:span text:style-name="MT8">odt</text:span></text:p>
        <text:p text:style-name="MP8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30T13:40:44.833864726</dc:date>
    <meta:editing-duration>PT4H11M30S</meta:editing-duration>
    <meta:editing-cycles>67</meta:editing-cycles>
    <meta:document-statistic meta:table-count="12" meta:image-count="1" meta:object-count="0" meta:page-count="8" meta:paragraph-count="236" meta:word-count="1176" meta:character-count="9827" meta:non-whitespace-character-count="8149"/>
  </office:meta>
</office:document-meta>
</file>